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FreeSerif" svg:font-family="FreeSerif" style:font-family-generic="roman"/>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FreeSerif" fo:font-size="12pt" officeooo:rsid="00198d52" officeooo:paragraph-rsid="00018b85" style:font-size-asian="12pt" style:font-size-complex="12pt"/>
    </style:style>
    <style:style style:name="P2" style:family="paragraph" style:parent-style-name="Standard">
      <style:text-properties style:font-name="FreeSerif" fo:font-size="12pt" officeooo:rsid="00066f49" officeooo:paragraph-rsid="00066f5f" style:font-size-asian="12pt" style:font-size-complex="12pt"/>
    </style:style>
    <style:style style:name="P3" style:family="paragraph" style:parent-style-name="Text_20_body">
      <style:paragraph-properties fo:line-height="100%"/>
      <style:text-properties officeooo:rsid="0005008c" officeooo:paragraph-rsid="0005008c"/>
    </style:style>
    <style:style style:name="P4" style:family="paragraph" style:parent-style-name="Standard">
      <style:text-properties style:font-name="FreeSerif" fo:font-size="12pt" officeooo:rsid="00066f5f" officeooo:paragraph-rsid="00066f5f" style:font-size-asian="12pt" style:font-size-complex="12pt"/>
    </style:style>
    <style:style style:name="P5" style:family="paragraph" style:parent-style-name="Heading_20_2">
      <style:text-properties officeooo:rsid="0005008c" officeooo:paragraph-rsid="0005008c"/>
    </style:style>
    <style:style style:name="P6" style:family="paragraph" style:parent-style-name="Heading_20_3">
      <style:text-properties style:font-name="FreeSans" fo:font-size="12pt" officeooo:paragraph-rsid="00018b85" style:font-size-asian="12pt" style:font-size-complex="12pt"/>
    </style:style>
    <style:style style:name="T1" style:family="text">
      <style:text-properties fo:font-weight="bold" officeooo:rsid="00018b85" style:font-name-asian="Microsoft YaHei" style:font-weight-asian="bold" style:font-name-complex="Mangal" style:font-weight-complex="bold"/>
    </style:style>
    <style:style style:name="T2" style:family="text">
      <style:text-properties fo:font-weight="bold" officeooo:rsid="0001c103" style:font-name-asian="Microsoft YaHei" style:font-weight-asian="bold" style:font-name-complex="Mangal" style:font-weight-complex="bold"/>
    </style:style>
    <style:style style:name="T3" style:family="text">
      <style:text-properties officeooo:rsid="00066f49"/>
    </style:style>
    <style:style style:name="T4" style:family="text">
      <style:text-properties officeooo:rsid="0007ca0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Lukas Johansson</text:h>
      <text:h text:style-name="Heading_20_3" text:outline-level="3">Sprint 1</text:h>
      <text:p text:style-name="P3">During the first sprint, I participated in the planning and conceptualization of the computer system to be designed for the restaurant “Anton’s Skafferi”. Dur<text:span text:style-name="T3">ing group discussions I participated by pitching ideas </text:span>the computer system’s functionality <text:span text:style-name="T3">should have or could have</text:span> based on the wishes of the client, <text:span text:style-name="T3">what he wanted to be implemented etc.</text:span> </text:p>
      <text:h text:style-name="P6" text:outline-level="3">Sprint <text:span text:style-name="T1">2</text:span></text:h>
      <text:p text:style-name="P2">After the first follow-up meeting with Martin, I chose to be a part of the group that focused on the design and implementation of the computer system’s database and API’s. Our group started out creating an ER diagram that gives an overview of the tables and relations the database entities has. <text:span text:style-name="T4">I took initiative in creating a “SCRUM-board” for the group responsible with everything database related, where I started listing all the necessary features the database should have for the restaurant-oriented computer system.</text:span></text:p>
      <text:p text:style-name="P2"/>
      <text:p text:style-name="P4">During this sprint, I also participated in providing opinions when questioned about design choices in a mock-up that the group responsible for the web-page had created.</text:p>
      <text:h text:style-name="Heading_20_3" text:outline-level="3">Sprint 3</text:h>
      <text:p text:style-name="P1">asd</text:p>
      <text:h text:style-name="Heading_20_3" text:outline-level="3">Sprint 4</text:h>
      <text:p text:style-name="P1">Asd</text:p>
      <text:h text:style-name="Heading_20_3" text:outline-level="3">Sprint 5</text:h>
      <text:p text:style-name="Standard">Asd</text:p>
      <text:h text:style-name="Heading_20_3" text:outline-level="3"><text:span text:style-name="T2">Sprint </text:span><text:span text:style-name="T1">n</text:span></text:h>
      <text:p text:style-name="P1">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FreeSerif" svg:font-family="FreeSerif" style:font-family-generic="roman"/>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fo:font-family="FreeSerif" style:font-family-generic="roman" fo:font-size="12pt" officeooo:rsid="00198d52"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ab-stops/>
      </style:paragraph-properties>
      <style:text-properties style:font-name="FreeSans" fo:font-family="FreeSans" style:font-family-generic="swiss" fo:font-size="14pt" fo:font-weight="bold" officeooo:rsid="0024a4aa" style:font-name-asian="Microsoft YaHei" style:font-family-asian="'Microsoft YaHei'"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FreeSans" fo:font-family="FreeSans" style:font-family-generic="swiss" fo:font-size="12pt" fo:font-weight="bold" officeooo:rsid="00018b85" style:font-name-asian="Microsoft YaHei" style:font-family-asian="'Microsoft YaHei'"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2-12T14:35:12.925883405</dc:date>
    <meta:editing-duration>PT5H17M6S</meta:editing-duration>
    <meta:editing-cycles>8</meta:editing-cycles>
    <meta:document-statistic meta:table-count="0" meta:image-count="0" meta:object-count="0" meta:page-count="1" meta:paragraph-count="14" meta:word-count="181" meta:character-count="1112" meta:non-whitespace-character-count="944"/>
  </office:meta>
</office:document-meta>
</file>